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" svg:font-family="Ub"/>
    <style:font-face style:name="sans-serif" svg:font-family="sans-serif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2pt" officeooo:paragraph-rsid="002134c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2pt" officeooo:rsid="000f9f9f" officeooo:paragraph-rsid="00218b5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sans-serif" fo:font-size="12pt" officeooo:rsid="000f9f9f" officeooo:paragraph-rsid="0024d16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sans-serif" fo:font-size="12pt" officeooo:rsid="002425dc" officeooo:paragraph-rsid="002134c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sans-serif" fo:font-size="12pt" officeooo:rsid="00218b50" officeooo:paragraph-rsid="002134c2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officeooo:paragraph-rsid="00240dea"/>
    </style:style>
    <style:style style:name="P9" style:family="paragraph" style:parent-style-name="Standard">
      <style:paragraph-properties fo:text-align="justify" style:justify-single-word="false"/>
      <style:text-properties fo:font-size="12pt" officeooo:rsid="00240dea" officeooo:paragraph-rsid="00240dea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rsid="000f9f9f" officeooo:paragraph-rsid="002134c2"/>
    </style:style>
    <style:style style:name="P12" style:family="paragraph" style:parent-style-name="Standard">
      <style:text-properties style:font-name="Ub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Ub" fo:font-size="12pt" officeooo:paragraph-rsid="00240de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Ub" fo:font-size="12pt" officeooo:rsid="00240dea" officeooo:paragraph-rsid="00240de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Ub" fo:font-size="12pt" officeooo:rsid="002425dc" officeooo:paragraph-rsid="00240de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Ub" fo:font-size="12pt" fo:font-weight="bold" officeooo:paragraph-rsid="00240de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Ub" fo:font-size="12pt" fo:font-weight="bold" officeooo:paragraph-rsid="00240dea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Ub" fo:font-size="12pt" officeooo:paragraph-rsid="002425dc"/>
    </style:style>
    <style:style style:name="P19" style:family="paragraph" style:parent-style-name="Text_20_body">
      <style:paragraph-properties fo:text-align="justify" style:justify-single-word="false"/>
      <style:text-properties style:font-name="Ub" fo:font-size="12pt" officeooo:paragraph-rsid="002425dc"/>
    </style:style>
    <style:style style:name="P20" style:family="paragraph" style:parent-style-name="Text_20_body">
      <style:paragraph-properties fo:text-align="justify" style:justify-single-word="false"/>
      <style:text-properties style:font-name="Ub" fo:font-size="12pt" officeooo:paragraph-rsid="0027db68"/>
    </style:style>
    <style:style style:name="P21" style:family="paragraph" style:parent-style-name="Standard" style:master-page-name="Standard">
      <style:paragraph-properties fo:text-align="justify" style:justify-single-word="false" style:page-number="auto" fo:break-before="page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44a6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b50" style:font-weight-asian="bold" style:font-weight-complex="bold"/>
    </style:style>
    <style:style style:name="T3" style:family="text">
      <style:text-properties fo:font-weight="bold" officeooo:rsid="002425dc" style:font-weight-asian="bold" style:font-weight-complex="bold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sans-serif" fo:font-size="12pt" fo:font-style="italic" style:text-underline-style="none" fo:font-weight="bold" officeooo:rsid="002134c2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sans-serif" fo:font-size="12pt" officeooo:rsid="00218b50" style:font-size-asian="12pt" style:font-size-complex="12pt"/>
    </style:style>
    <style:style style:name="T8" style:family="text">
      <style:text-properties style:font-name="sans-serif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sans-serif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font-name="sans-serif" style:font-size-asian="12pt" style:font-size-complex="12pt"/>
    </style:style>
    <style:style style:name="T11" style:family="text">
      <style:text-properties style:font-name="sans-serif" officeooo:rsid="00240dea" style:font-size-asian="12pt" style:font-size-complex="12pt"/>
    </style:style>
    <style:style style:name="T12" style:family="text">
      <style:text-properties style:font-name="sans-serif" officeooo:rsid="0027db68" style:font-size-asian="12pt" style:font-size-complex="12pt"/>
    </style:style>
    <style:style style:name="T13" style:family="text">
      <style:text-properties style:font-name="sans-serif" officeooo:rsid="0022ced8"/>
    </style:style>
    <style:style style:name="T14" style:family="text">
      <style:text-properties officeooo:rsid="002134c2"/>
    </style:style>
    <style:style style:name="T15" style:family="text">
      <style:text-properties officeooo:rsid="000f9f9f"/>
    </style:style>
    <style:style style:name="T16" style:family="text">
      <style:text-properties fo:font-weight="normal" officeooo:rsid="008799cb" style:font-weight-asian="normal" style:font-weight-complex="normal"/>
    </style:style>
    <style:style style:name="T17" style:family="text">
      <style:text-properties fo:font-weight="normal" officeooo:rsid="000f9f9f" style:font-weight-asian="normal" style:font-weight-complex="normal"/>
    </style:style>
    <style:style style:name="T18" style:family="text">
      <style:text-properties officeooo:rsid="00115f04"/>
    </style:style>
    <style:style style:name="T19" style:family="text">
      <style:text-properties officeooo:rsid="00218b50"/>
    </style:style>
    <style:style style:name="T20" style:family="text">
      <style:text-properties style:font-name="Ub" style:font-size-asian="12pt" style:font-size-complex="12pt"/>
    </style:style>
    <style:style style:name="T21" style:family="text">
      <style:text-properties style:font-name="Ub" officeooo:rsid="0017dae4" style:font-size-asian="12pt" style:font-size-complex="12pt"/>
    </style:style>
    <style:style style:name="T22" style:family="text">
      <style:text-properties style:font-name="Ub" officeooo:rsid="00240dea" style:font-size-asian="12pt" style:font-size-complex="12pt"/>
    </style:style>
    <style:style style:name="T23" style:family="text">
      <style:text-properties style:font-name="Ub" officeooo:rsid="002425dc" style:font-size-asian="12pt" style:font-size-complex="12pt"/>
    </style:style>
    <style:style style:name="T24" style:family="text">
      <style:text-properties style:font-size-asian="12pt" style:font-size-complex="12pt"/>
    </style:style>
    <style:style style:name="T25" style:family="text">
      <style:text-properties officeooo:rsid="0017f600" style:font-size-asian="12pt" style:font-size-complex="12pt"/>
    </style:style>
    <style:style style:name="T26" style:family="text">
      <style:text-properties officeooo:rsid="0027db68" style:font-size-asian="12pt" style:font-size-complex="12pt"/>
    </style:style>
    <style:style style:name="T27" style:family="text">
      <style:text-properties officeooo:rsid="00240dea"/>
    </style:style>
    <style:style style:name="T28" style:family="text">
      <style:text-properties officeooo:rsid="002425dc"/>
    </style:style>
    <style:style style:name="T29" style:family="text">
      <style:text-properties officeooo:rsid="0027db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/text:p>
      <text:p text:style-name="P1"/>
      <text:p text:style-name="P1">NOMBRE:______________________________________________________________________</text:p>
      <text:p text:style-name="P1"/>
      <text:p text:style-name="P10"/>
      <text:p text:style-name="Standard"/>
      <text:p text:style-name="P8"><text:span text:style-name="T12">2</text:span><text:span text:style-name="T10">.- </text:span><text:span text:style-name="T11">Crea una aplicación que solicite al usuario una palabra y la almacene en un array de caracteres (el usuario indicará el tamaño de la palabra e introducirá los caracteres uno a uno)</text:span><text:span text:style-name="T21">. </text:span><text:span text:style-name="T22">Sobre el array realizar las siguientes tareas:</text:span></text:p>
      <text:p text:style-name="P14">- Método que devuelva una parte de la palabra, para ello recibirá también como parámetros la posición inicial y final de la subcadena.</text:p>
      <text:p text:style-name="P14">Ejemplo: s u p e r m e r c a d o</text:p>
      <text:p text:style-name="P9"><text:span text:style-name="T20">Si le indicamos inicio=3, final= 7, devolverá un array de contenido: </text:span><text:span text:style-name="T23">e r m e r</text:span></text:p>
      <text:p text:style-name="P15"/>
      <text:p text:style-name="P18">- <text:span text:style-name="T27">Método que devuelva un array con la palabra original al revés.</text:span></text:p>
      <text:p text:style-name="P18">- <text:span text:style-name="T28">Método que devuelva un array cuyo contenido será las posiciones del array original donde se encuentran almacenadas vocales.</text:span></text:p>
      <text:p text:style-name="P18">- <text:span text:style-name="T29">Método que simule la funcionalidad del método equals dadas 2 palabras almacenadas con el criterio especificado.</text:span></text:p>
      <text:p text:style-name="P20">- <text:span text:style-name="T29">Método que simule la funcionalidad del método compareTo dadas 2 palabras almacenadas con el criterio especificado.</text:span></text:p>
      <text:p text:style-name="P17"/>
      <text:p text:style-name="P16"><text:span text:style-name="T24">(</text:span><text:span text:style-name="T26">3</text:span><text:span text:style-name="T25">.5</text:span><text:span text:style-name="T24"> puntos)</text:span></text:p>
      <text:p text:style-name="P13"/>
      <text:p text:style-name="P2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" svg:font-family="Ub"/>
    <style:font-face style:name="sans-serif" svg:font-family="sans-serif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</meta:initial-creator>
    <meta:creation-date>2014-11-09T21:54:10</meta:creation-date>
    <dc:date>2021-03-12T09:36:38.527925876</dc:date>
    <meta:editing-duration>PT10H58M1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60" meta:character-count="984" meta:non-whitespace-character-count="833"/>
  </office:meta>
</office:document-meta>
</file>